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33" style:font-name="Ubuntu" fo:font-weight="bold" style:font-name-asian="Ubuntu" style:font-weight-asian="bold" style:font-weight-complex="bold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3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2" table:default-cell-style-name="ce8"/>
        <table:table-column table:style-name="co8" table:default-cell-style-name="ce53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print help or summary of available option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Pane of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all pathway pictures of all sampl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4" office:value-type="string" calcext:value-type="string">
            <text:p>the 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5" office:value-type="string" calcext:value-type="string">
            <text:p>the 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5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6" office:value-type="string" calcext:value-type="string">
            <text:p>(p,s,m,e,f,<text:span text:style-name="T1">g</text:span>)</text:p>
          </table:table-cell>
          <table:table-cell table:style-name="ce44" office:value-type="string" calcext:value-type="string">
            <text:p>all of the above simultaneously (p,s,m,e,f,g)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(s,m,e,<text:span text:style-name="T1">g</text:span>)</text:p>
          </table:table-cell>
          <table:table-cell table:style-name="ce45" office:value-type="string" calcext:value-type="string">
            <text:p>All matrixs (s,,m,e,g)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4" office:value-type="string" calcext:value-type="string">
            <text:p>the png images of all KEGG pathways for the overall sample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8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5" office:value-type="string" calcext:value-type="string">
            <text:p>only print out user designed Pathway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9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9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1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1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go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go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go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go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Go(Line,0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Go(Line,int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ec,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go, <text:s/>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GO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ce14"/>
          <table:table-cell table:style-name="ce29" office:value-type="string" calcext:value-type="string">
            <text:p>*seq file needed</text:p>
          </table:table-cell>
          <table:table-cell table:style-name="ce34"/>
          <table:table-cell office:value-type="string" calcext:value-type="string">
            <text:p>*def = default output path. /FROMP/def/”option's name”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GO fun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Go&amp;EC function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00-00-00</text:date>, <text:time style:data-style-name="N2" text:time-value="15:22:39.0237087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6T17:07:22.303957007</dc:date>
    <meta:editing-duration>P1DT11H59M36S</meta:editing-duration>
    <meta:editing-cycles>53</meta:editing-cycles>
    <meta:generator>LibreOffice/5.0.5.2$Linux_X86_64 LibreOffice_project/00m0$Build-2</meta:generator>
    <meta:document-statistic meta:table-count="1" meta:cell-count="242" meta:object-count="0"/>
  </office:meta>
</office:document-meta>
</file>